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af2f" officeooo:paragraph-rsid="0013af2f"/>
    </style:style>
    <style:style style:name="P2" style:family="paragraph" style:parent-style-name="Standard">
      <style:text-properties fo:font-weight="bold" officeooo:rsid="00150b56" officeooo:paragraph-rsid="00150b56" style:font-weight-asian="bold" style:font-weight-complex="bold"/>
    </style:style>
    <style:style style:name="P3" style:family="paragraph" style:parent-style-name="Standard">
      <style:text-properties fo:font-weight="bold" officeooo:rsid="0016d255" officeooo:paragraph-rsid="0016d255" style:font-weight-asian="bold" style:font-weight-complex="bold"/>
    </style:style>
    <style:style style:name="P4" style:family="paragraph" style:parent-style-name="Standard">
      <style:text-properties fo:font-weight="bold" officeooo:rsid="00174a1b" officeooo:paragraph-rsid="00174a1b" style:font-weight-asian="bold" style:font-weight-complex="bold"/>
    </style:style>
    <style:style style:name="P5" style:family="paragraph" style:parent-style-name="Standard">
      <style:text-properties fo:font-weight="bold" officeooo:rsid="001ae90e" officeooo:paragraph-rsid="001ae90e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6d255" officeooo:paragraph-rsid="0016d255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174a1b" officeooo:paragraph-rsid="00174a1b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d0b51" officeooo:paragraph-rsid="001d0b51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d7570" officeooo:paragraph-rsid="001d7570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3af2f" officeooo:paragraph-rsid="0013af2f" style:font-size-asian="16pt" style:font-weight-asian="bold" style:font-size-complex="16pt" style:font-weight-complex="bold"/>
    </style:style>
    <style:style style:name="P11" style:family="paragraph" style:parent-style-name="Standard">
      <style:text-properties style:text-underline-style="none" fo:font-weight="normal" officeooo:rsid="0016d255" officeooo:paragraph-rsid="00150b56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6d255" officeooo:paragraph-rsid="0016d255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d0b51" officeooo:paragraph-rsid="001ae90e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74a1b" officeooo:paragraph-rsid="0016d255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74a1b" officeooo:paragraph-rsid="00174a1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cbc42" officeooo:paragraph-rsid="001cbc42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84ae9" officeooo:paragraph-rsid="00174a1b" style:font-weight-asian="normal" style:font-weight-complex="normal"/>
    </style:style>
    <style:style style:name="T1" style:family="text">
      <style:text-properties fo:font-weight="bold" officeooo:rsid="00150b56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16d255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officeooo:rsid="00174a1b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1e0685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4a1b" style:font-weight-asian="normal" style:font-weight-complex="normal"/>
    </style:style>
    <style:style style:name="T9" style:family="text">
      <style:text-properties fo:font-weight="normal" officeooo:rsid="00184ae9" style:font-weight-asian="normal" style:font-weight-complex="normal"/>
    </style:style>
    <style:style style:name="T10" style:family="text">
      <style:text-properties fo:font-weight="normal" officeooo:rsid="001e0685" style:font-weight-asian="normal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none" fo:font-weight="normal" officeooo:rsid="0016d255" style:font-weight-asian="normal" style:font-weight-complex="normal"/>
    </style:style>
    <style:style style:name="T14" style:family="text">
      <style:text-properties style:text-underline-style="none" fo:font-weight="normal" officeooo:rsid="00174a1b" style:font-weight-asian="normal" style:font-weight-complex="normal"/>
    </style:style>
    <style:style style:name="T15" style:family="text">
      <style:text-properties style:text-underline-style="none" fo:font-weight="normal" officeooo:rsid="001d0b51" style:font-weight-asian="normal" style:font-weight-complex="normal"/>
    </style:style>
    <style:style style:name="T16" style:family="text">
      <style:text-properties style:text-underline-style="none" officeooo:rsid="0016d2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odelo Relacional:</text:p>
      <text:p text:style-name="P1"/>
      <text:p text:style-name="P1"><text:span text:style-name="T1">USUARIO</text:span> (<text:span text:style-name="T2">ID</text:span>, Nombre, E-mail) PK: ID</text:p>
      <text:p text:style-name="P1"/>
      <text:p text:style-name="P2">EMPRESARIO<text:span text:style-name="T7"> (</text:span><text:span text:style-name="T3">ID, </text:span><text:span text:style-name="T12">RUT, Dirección, teléfono) PK: ID, RUT ; FK: ID FROM USUARIO</text:span><text:span text:style-name="T13">(ID)</text:span></text:p>
      <text:p text:style-name="P11"/>
      <text:p text:style-name="P2"><text:span text:style-name="T11">TURISTA</text:span><text:span text:style-name="T12"> (</text:span><text:span text:style-name="T3">ID</text:span><text:span text:style-name="T12">, Edad) PK: ID ; FK: ID FROM USUARIO</text:span><text:span text:style-name="T13">(ID)</text:span></text:p>
      <text:p text:style-name="P11"/>
      <text:p text:style-name="P2"><text:span text:style-name="T11">EMPRESA</text:span><text:span text:style-name="T12"> (</text:span><text:span text:style-name="T4">ID</text:span><text:span text:style-name="T13">, Nombre, RUT_Empresa, ID_Empresario) PK: ID, FK: ID_Empresario FROM EMPRESARIO(ID)</text:span></text:p>
      <text:p text:style-name="P11"/>
      <text:p text:style-name="P5"><text:span text:style-name="T16">P</text:span><text:span text:style-name="T11">UNTO_DE_INTERES </text:span><text:span text:style-name="T12">(</text:span><text:span text:style-name="T3">ID</text:span><text:span text:style-name="T12">, Dirección, Longitud</text:span><text:span text:style-name="T15">) PK: ID</text:span></text:p>
      <text:p text:style-name="P13"/>
      <text:p text:style-name="P3"><text:span text:style-name="T11">SUCURSAL</text:span><text:span text:style-name="T12"> (</text:span><text:span text:style-name="T5">ID_POI</text:span><text:span text:style-name="T14">,</text:span><text:span text:style-name="T12">Nombre, Sello de turismo, ID_Empresa) PK: </text:span><text:span text:style-name="T14">ID_POI</text:span><text:span text:style-name="T12">, FK: ID_Empresa FROM EMPRESA(ID), </text:span><text:span text:style-name="T14">ID_POI FROM PUNTO_DE_INTERES(ID)</text:span></text:p>
      <text:p text:style-name="P14"/>
      <text:p text:style-name="P4"><text:span text:style-name="T11">LUGAR DE LIBRE ACCESO</text:span><text:span text:style-name="T12"> (</text:span><text:span text:style-name="T3">ID_POI</text:span><text:span text:style-name="T12">, Nombre) PK: ID_POI , FK: ID_POI FROM PUNTO_DE_INTERES(ID)</text:span></text:p>
      <text:p text:style-name="P6"/>
      <text:p text:style-name="P6">SERVICIO<text:span text:style-name="T7"> (</text:span><text:span text:style-name="T3">Nombre_Servicio</text:span><text:span text:style-name="T7">, </text:span><text:span text:style-name="T8">ID_POI) PK: Nombre_Servicio , FK: ID_POI FROM SUCURSAL(ID_POI)</text:span></text:p>
      <text:p text:style-name="P7"/>
      <text:p text:style-name="P7">CATEGORIA <text:span text:style-name="T7">(</text:span><text:span text:style-name="T3">Nombre_Categoria</text:span><text:span text:style-name="T7">) PK: Nombre_Categoría</text:span></text:p>
      <text:p text:style-name="P7"/>
      <text:p text:style-name="P7">CATEGORIA_SUCURSAL<text:span text:style-name="T7"> (</text:span><text:span text:style-name="T6">ID_POI</text:span><text:span text:style-name="T7">, </text:span><text:span text:style-name="T3">Nombre_Categoría</text:span><text:span text:style-name="T7">) </text:span><text:span text:style-name="T9">PK: </text:span><text:span text:style-name="T10">ID_POI</text:span><text:span text:style-name="T9">, Nombre_Categoría , PK: </text:span><text:span text:style-name="T10">ID_POI</text:span><text:span text:style-name="T9"> FROM SUCURSAL(</text:span><text:span text:style-name="T10">ID_POI</text:span><text:span text:style-name="T9">), Nombre_Categoria FROM CATEGORIA(Nombre_Categoria)</text:span></text:p>
      <text:p text:style-name="P8"/>
      <text:p text:style-name="P8">INDICACION<text:span text:style-name="T7"> (</text:span><text:span text:style-name="T3">ID</text:span><text:span text:style-name="T7">, Texto, ID_POI) PK: ID, FK: ID_POI FROM PUNTO_DE_INTERES(ID)</text:span></text:p>
      <text:p text:style-name="P9"/>
      <text:p text:style-name="P9">ITINERARIO<text:span text:style-name="T7"> (</text:span><text:span text:style-name="T3">ID</text:span><text:span text:style-name="T7">, Duración, ID_Usuario), PK: ID, FK: ID_Usuario FROM USUARIO(ID)</text:span></text:p>
      <text:p text:style-name="P9"/>
      <text:p text:style-name="P9">ORDEN<text:span text:style-name="T7"> (</text:span><text:span text:style-name="T3">ID_Itinerario</text:span><text:span text:style-name="T7">, </text:span><text:span text:style-name="T3">ID_POI</text:span><text:span text:style-name="T7">, </text:span><text:span text:style-name="T3">Posicion</text:span><text:span text:style-name="T7">) PK: ID_Itinerario, ID_POI, Posicion, FK: ID_Itinerario FROM ITINERARIO(ID), ID_POI FROM PUNTO_DE_INTERES(ID)</text:span></text:p>
      <text:p text:style-name="P9"/>
      <text:p text:style-name="P9">CALIFICACION <text:span text:style-name="T7">(ID, ID_Turista, ID_POI, Categoria, Nota) PK: ID, ID_Turista, ID_POI , FK: ID_Turista FROM TURISTA (ID), ID_POI FROM PUNTO_DE_INTERES (ID)</text:span></text:p>
      <text:p text:style-name="P16"/>
      <text:p text:style-name="P17"/>
      <text:p text:style-name="P17"/>
      <text:p text:style-name="P15"/>
      <text:p text:style-name="P14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6:42:19.456442713</meta:creation-date>
    <dc:date>2016-11-13T21:30:19.600466720</dc:date>
    <meta:editing-duration>PT2H45M15S</meta:editing-duration>
    <meta:editing-cycles>5</meta:editing-cycles>
    <meta:generator>LibreOffice/5.2.2.2$Linux_X86_64 LibreOffice_project/20m0$Build-2</meta:generator>
    <meta:document-statistic meta:table-count="0" meta:image-count="0" meta:object-count="0" meta:page-count="1" meta:paragraph-count="15" meta:word-count="159" meta:character-count="1296" meta:non-whitespace-character-count="1152"/>
  </office:meta>
</office:document-meta>
</file>